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Tahoma1" svg:font-family="Tahoma" style:font-family-generic="swiss"/>
    <style:font-face style:name="Liberation Mono" svg:font-family="'Liberation Mono'" style:font-family-generic="modern" style:font-pitch="fixed"/>
    <style:font-face style:name="ＭＳ ゴシック" svg:font-family="'ＭＳ ゴシック'" style:font-family-generic="modern" style:font-pitch="fixed"/>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Rejang" svg:font-family="'Noto Sans Rejang'" style:font-family-generic="swiss" style:font-pitch="variable"/>
    <style:font-face style:name="Noto Serif CJK JP" svg:font-family="'Noto Serif CJK JP'"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paragraph-rsid="00052e33"/>
    </style:style>
    <style:style style:name="P2" style:family="paragraph" style:parent-style-name="Standard">
      <style:paragraph-properties fo:text-align="end" style:justify-single-word="false" style:writing-mode="rl-tb"/>
      <style:text-properties officeooo:paragraph-rsid="0005ca0e"/>
    </style:style>
    <style:style style:name="P3" style:family="paragraph" style:parent-style-name="Standard">
      <style:paragraph-properties fo:text-align="end" style:justify-single-word="false" style:writing-mode="rl-tb"/>
      <style:text-properties officeooo:paragraph-rsid="0006aa0a"/>
    </style:style>
    <style:style style:name="P4" style:family="paragraph" style:parent-style-name="Standard">
      <style:paragraph-properties fo:text-align="end" style:justify-single-word="false" style:writing-mode="rl-tb"/>
      <style:text-properties officeooo:paragraph-rsid="00085ff7"/>
    </style:style>
    <style:style style:name="P5" style:family="paragraph" style:parent-style-name="Standard">
      <style:paragraph-properties fo:text-align="end" style:justify-single-word="false" style:writing-mode="rl-tb"/>
      <style:text-properties officeooo:paragraph-rsid="000bf96f"/>
    </style:style>
    <style:style style:name="P6" style:family="paragraph" style:parent-style-name="Standard">
      <style:paragraph-properties fo:text-align="end" style:justify-single-word="false" style:writing-mode="rl-tb"/>
      <style:text-properties officeooo:paragraph-rsid="000dcb2b"/>
    </style:style>
    <style:style style:name="P7" style:family="paragraph" style:parent-style-name="Standard">
      <style:paragraph-properties fo:text-align="end" style:justify-single-word="false" style:writing-mode="rl-tb"/>
      <style:text-properties officeooo:paragraph-rsid="000dfce0"/>
    </style:style>
    <style:style style:name="P8" style:family="paragraph" style:parent-style-name="Standard">
      <style:paragraph-properties fo:text-align="end" style:justify-single-word="false" style:writing-mode="rl-tb"/>
      <style:text-properties officeooo:paragraph-rsid="00158b26"/>
    </style:style>
    <style:style style:name="P9" style:family="paragraph" style:parent-style-name="Standard">
      <style:paragraph-properties fo:text-align="end" style:justify-single-word="false" style:writing-mode="rl-tb"/>
      <style:text-properties style:font-name="Amiri" style:font-name-complex="Amiri"/>
    </style:style>
    <style:style style:name="P10" style:family="paragraph" style:parent-style-name="Standard">
      <style:paragraph-properties fo:text-align="end" style:justify-single-word="false" style:writing-mode="rl-tb"/>
      <style:text-properties style:font-name="Amiri" officeooo:paragraph-rsid="00052e33" style:font-name-complex="Amiri"/>
    </style:style>
    <style:style style:name="P11" style:family="paragraph" style:parent-style-name="Standard">
      <style:paragraph-properties fo:text-align="end" style:justify-single-word="false" style:writing-mode="rl-tb"/>
      <style:text-properties style:font-name="Amiri" officeooo:paragraph-rsid="0005ca0e" style:font-name-complex="Amiri"/>
    </style:style>
    <style:style style:name="P12" style:family="paragraph" style:parent-style-name="Standard">
      <style:paragraph-properties fo:text-align="end" style:justify-single-word="false" style:writing-mode="rl-tb"/>
      <style:text-properties style:font-name="Amiri" officeooo:paragraph-rsid="0006aa0a" style:font-name-complex="Amiri"/>
    </style:style>
    <style:style style:name="P13" style:family="paragraph" style:parent-style-name="Standard">
      <style:paragraph-properties fo:text-align="end" style:justify-single-word="false" style:writing-mode="rl-tb"/>
      <style:text-properties style:font-name="Amiri" officeooo:paragraph-rsid="000bf96f" style:font-name-complex="Amiri"/>
    </style:style>
    <style:style style:name="P14" style:family="paragraph" style:parent-style-name="Standard">
      <style:paragraph-properties fo:text-align="end" style:justify-single-word="false" style:writing-mode="rl-tb"/>
      <style:text-properties style:font-name="Amiri" officeooo:paragraph-rsid="000dcb2b" style:font-name-complex="Amiri"/>
    </style:style>
    <style:style style:name="P15" style:family="paragraph" style:parent-style-name="Standard">
      <style:paragraph-properties fo:text-align="end" style:justify-single-word="false" style:writing-mode="rl-tb"/>
      <style:text-properties style:font-name="Amiri" officeooo:paragraph-rsid="000dfce0" style:font-name-complex="Amiri"/>
    </style:style>
    <style:style style:name="P16" style:family="paragraph" style:parent-style-name="Standard">
      <style:paragraph-properties fo:text-align="end" style:justify-single-word="false" style:writing-mode="rl-tb"/>
      <style:text-properties style:font-name="Amiri" officeooo:rsid="00085ff7" officeooo:paragraph-rsid="00085ff7" style:font-name-complex="Amiri"/>
    </style:style>
    <style:style style:name="P17" style:family="paragraph" style:parent-style-name="Standard">
      <style:paragraph-properties fo:text-align="end" style:justify-single-word="false" style:writing-mode="rl-tb"/>
      <style:text-properties style:font-name="Amiri" officeooo:rsid="0005ca0e" officeooo:paragraph-rsid="00085ff7" style:font-name-complex="Amiri"/>
    </style:style>
    <style:style style:name="P18" style:family="paragraph" style:parent-style-name="Standard">
      <style:paragraph-properties fo:text-align="end" style:justify-single-word="false" style:writing-mode="rl-tb"/>
      <style:text-properties style:font-name="Amiri" officeooo:rsid="0005ca0e" officeooo:paragraph-rsid="000bf96f" style:font-name-complex="Amiri"/>
    </style:style>
    <style:style style:name="P19" style:family="paragraph" style:parent-style-name="Standard">
      <style:paragraph-properties fo:text-align="end" style:justify-single-word="false" style:writing-mode="rl-tb"/>
      <style:text-properties style:font-name="Amiri" officeooo:rsid="000bf96f" officeooo:paragraph-rsid="000bf96f" style:font-name-complex="Amiri"/>
    </style:style>
    <style:style style:name="P20" style:family="paragraph" style:parent-style-name="Standard">
      <style:paragraph-properties fo:text-align="end" style:justify-single-word="false" style:writing-mode="rl-tb"/>
      <style:text-properties style:font-name="Amiri" fo:font-weight="bold" style:font-weight-asian="bold" style:font-name-complex="Amiri" style:font-weight-complex="bold"/>
    </style:style>
    <style:style style:name="P21" style:family="paragraph" style:parent-style-name="Standard">
      <style:paragraph-properties fo:text-align="end" style:justify-single-word="false" style:writing-mode="rl-tb"/>
      <style:text-properties style:font-name="Amiri" fo:language="ms" fo:country="MY" officeooo:rsid="0017c786" officeooo:paragraph-rsid="00158b26" style:font-name-complex="Amiri"/>
    </style:style>
    <style:style style:name="P22" style:family="paragraph" style:parent-style-name="Standard">
      <style:paragraph-properties fo:text-align="end" style:justify-single-word="false" style:writing-mode="rl-tb"/>
      <style:text-properties fo:font-variant="normal" fo:text-transform="none" fo:color="#dcddde" loext:opacity="100%" style:font-name="Amiri" fo:font-size="10.5pt" fo:letter-spacing="normal" fo:font-style="normal" fo:font-weight="normal" officeooo:rsid="0005a936" officeooo:paragraph-rsid="0005a936" style:font-name-complex="Amiri"/>
    </style:style>
    <style:style style:name="P23" style:family="paragraph" style:parent-style-name="Standard">
      <style:paragraph-properties fo:text-align="end" style:justify-single-word="false" style:writing-mode="rl-tb"/>
      <style:text-properties fo:font-variant="normal" fo:text-transform="none" fo:color="#dcddde" loext:opacity="100%" style:font-name="Amiri" fo:font-size="10.5pt" fo:letter-spacing="normal" fo:font-style="normal" fo:font-weight="normal" officeooo:rsid="0005ca0e" officeooo:paragraph-rsid="0005ca0e" style:font-name-complex="Amiri"/>
    </style:style>
    <style:style style:name="P24" style:family="paragraph" style:parent-style-name="Standard">
      <style:paragraph-properties fo:text-align="end" style:justify-single-word="false" style:writing-mode="rl-tb"/>
      <style:text-properties style:font-name="Noto Sans Rejang" fo:font-size="18pt" officeooo:rsid="0011c7a1" officeooo:paragraph-rsid="000dfce0" style:font-size-asian="18pt" style:font-name-complex="Noto Sans Rejang" style:font-size-complex="18pt"/>
    </style:style>
    <style:style style:name="P25"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52e33" style:font-size-asian="10pt" style:font-size-complex="10pt"/>
    </style:style>
    <style:style style:name="P26"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bf96f" style:font-size-asian="10pt" style:font-size-complex="10pt"/>
    </style:style>
    <style:style style:name="P27"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dcb2b" style:font-size-asian="10pt" style:font-size-complex="10pt"/>
    </style:style>
    <style:style style:name="P28"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dfce0" style:font-size-asian="10pt" style:font-size-complex="10pt"/>
    </style:style>
    <style:style style:name="P29"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5ca0e" style:font-size-asian="10pt" style:font-size-complex="10pt"/>
    </style:style>
    <style:style style:name="P30"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6aa0a" style:font-size-asian="10pt" style:font-size-complex="10pt"/>
    </style:style>
    <style:style style:name="P31" style:family="paragraph" style:parent-style-name="Standard">
      <style:paragraph-properties fo:text-align="end" style:justify-single-word="false" fo:break-before="page" style:writing-mode="rl-tb"/>
      <style:text-properties style:font-name="Amiri" fo:font-weight="bold" officeooo:paragraph-rsid="00052e33" style:font-weight-asian="bold" style:font-name-complex="Amiri" style:font-weight-complex="bold"/>
    </style:style>
    <style:style style:name="P32" style:family="paragraph" style:parent-style-name="Standard">
      <style:paragraph-properties fo:text-align="end" style:justify-single-word="false" fo:break-before="page" style:writing-mode="rl-tb"/>
      <style:text-properties style:font-name="Amiri" fo:font-weight="bold" officeooo:paragraph-rsid="0005ca0e" style:font-weight-asian="bold" style:font-name-complex="Amiri" style:font-weight-complex="bold"/>
    </style:style>
    <style:style style:name="P33" style:family="paragraph" style:parent-style-name="Standard">
      <style:paragraph-properties fo:text-align="end" style:justify-single-word="false" fo:break-before="page" style:writing-mode="rl-tb"/>
      <style:text-properties style:font-name="Amiri" fo:font-weight="bold" officeooo:paragraph-rsid="0006aa0a" style:font-weight-asian="bold" style:font-name-complex="Amiri" style:font-weight-complex="bold"/>
    </style:style>
    <style:style style:name="P34" style:family="paragraph" style:parent-style-name="Standard">
      <style:paragraph-properties fo:text-align="end" style:justify-single-word="false" fo:break-before="page" style:writing-mode="rl-tb"/>
      <style:text-properties style:font-name="Amiri" fo:font-weight="bold" officeooo:paragraph-rsid="000bf96f" style:font-weight-asian="bold" style:font-name-complex="Amiri" style:font-weight-complex="bold"/>
    </style:style>
    <style:style style:name="P35" style:family="paragraph" style:parent-style-name="Standard">
      <style:paragraph-properties fo:text-align="end" style:justify-single-word="false" fo:break-before="page" style:writing-mode="rl-tb"/>
      <style:text-properties style:font-name="Amiri" fo:font-weight="bold" officeooo:paragraph-rsid="000dcb2b" style:font-weight-asian="bold" style:font-name-complex="Amiri" style:font-weight-complex="bold"/>
    </style:style>
    <style:style style:name="P36" style:family="paragraph" style:parent-style-name="Standard">
      <style:paragraph-properties fo:text-align="end" style:justify-single-word="false" fo:break-before="page" style:writing-mode="rl-tb"/>
      <style:text-properties style:font-name="Amiri" fo:font-weight="bold" officeooo:paragraph-rsid="000dfce0" style:font-weight-asian="bold" style:font-name-complex="Amiri" style:font-weight-complex="bold"/>
    </style:style>
    <style:style style:name="P37" style:family="paragraph" style:parent-style-name="Preformatted_20_Text">
      <style:paragraph-properties fo:text-align="center" style:justify-single-word="false" fo:padding="0.499cm" fo:border="0.99pt solid #ffffff" style:writing-mode="lr-tb"/>
      <style:text-properties officeooo:rsid="00143888"/>
    </style:style>
    <style:style style:name="P38" style:family="paragraph" style:parent-style-name="Preformatted_20_Text">
      <style:paragraph-properties fo:text-align="center" style:justify-single-word="false" fo:padding="0.499cm" fo:border="0.99pt solid #ffffff" style:writing-mode="lr-tb"/>
      <style:text-properties officeooo:paragraph-rsid="00214adc"/>
    </style:style>
    <style:style style:name="P39" style:family="paragraph" style:parent-style-name="Standard">
      <style:paragraph-properties fo:text-align="end" style:justify-single-word="false" style:writing-mode="rl-tb"/>
      <style:text-properties style:font-name="Amiri" style:font-name-complex="Amiri"/>
    </style:style>
    <style:style style:name="T1" style:family="text">
      <style:text-properties fo:font-variant="normal" fo:text-transform="none" fo:color="#dcddde" loext:opacity="100%" style:font-name="Amiri" fo:font-size="10.5pt" fo:letter-spacing="normal" fo:font-style="normal" fo:font-weight="normal" officeooo:rsid="0005a936" style:font-name-complex="Amiri"/>
    </style:style>
    <style:style style:name="T2" style:family="text">
      <style:text-properties fo:font-variant="normal" fo:text-transform="none" fo:color="#dcddde" loext:opacity="100%" style:font-name="Amiri" fo:font-size="10.5pt" fo:letter-spacing="normal" fo:font-style="normal" fo:font-weight="normal" officeooo:rsid="0005ca0e" style:font-name-complex="Amiri"/>
    </style:style>
    <style:style style:name="T3" style:family="text">
      <style:text-properties fo:font-variant="normal" fo:text-transform="none" fo:color="#b9bbbe" loext:opacity="100%" style:font-name="Consolas" fo:font-size="9pt" fo:letter-spacing="normal" fo:font-style="normal" fo:font-weight="normal"/>
    </style:style>
    <style:style style:name="T4" style:family="text">
      <style:text-properties fo:font-variant="normal" fo:text-transform="none" fo:color="#b9bbbe" loext:opacity="100%" fo:font-size="9pt" fo:letter-spacing="normal" fo:font-style="normal" fo:font-weight="normal"/>
    </style:style>
    <style:style style:name="T5" style:family="text">
      <style:text-properties fo:font-variant="normal" fo:text-transform="none" fo:color="#b9bbbe" loext:opacity="100%" fo:letter-spacing="normal" fo:font-style="normal" fo:font-weight="normal"/>
    </style:style>
    <style:style style:name="T6" style:family="text">
      <style:text-properties style:font-name="Amiri" style:font-name-complex="Amiri"/>
    </style:style>
    <style:style style:name="T7" style:family="text">
      <style:text-properties style:font-name="Amiri" officeooo:rsid="0005a936" style:font-name-complex="Amiri"/>
    </style:style>
    <style:style style:name="T8" style:family="text">
      <style:text-properties style:font-name="Amiri" officeooo:rsid="0005ca0e" style:font-name-complex="Amiri"/>
    </style:style>
    <style:style style:name="T9" style:family="text">
      <style:text-properties style:font-name="Amiri" officeooo:rsid="0006aa0a" style:font-name-complex="Amiri"/>
    </style:style>
    <style:style style:name="T10" style:family="text">
      <style:text-properties style:font-name="Amiri" officeooo:rsid="00085ff7" style:font-name-complex="Amiri"/>
    </style:style>
    <style:style style:name="T11" style:family="text">
      <style:text-properties style:font-name="Amiri" officeooo:rsid="000a58f0" style:font-name-complex="Amiri"/>
    </style:style>
    <style:style style:name="T12" style:family="text">
      <style:text-properties style:font-name="Amiri" officeooo:rsid="000bf96f" style:font-name-complex="Amiri"/>
    </style:style>
    <style:style style:name="T13" style:family="text">
      <style:text-properties style:font-name="Amiri" officeooo:rsid="000dcb2b" style:font-name-complex="Amiri"/>
    </style:style>
    <style:style style:name="T14" style:family="text">
      <style:text-properties style:font-name="Amiri" officeooo:rsid="000dfce0" style:font-name-complex="Amiri"/>
    </style:style>
    <style:style style:name="T15" style:family="text">
      <style:text-properties style:font-name="Amiri" officeooo:rsid="001a92d5" style:font-name-complex="Amiri"/>
    </style:style>
    <style:style style:name="T16" style:family="text">
      <style:text-properties style:font-name="Amiri" fo:font-weight="bold" style:font-weight-asian="bold" style:font-name-complex="Amiri" style:font-weight-complex="bold"/>
    </style:style>
    <style:style style:name="T17" style:family="text">
      <style:text-properties style:font-name="Amiri" fo:font-weight="bold" officeooo:rsid="00052e33" style:font-weight-asian="bold" style:font-name-complex="Amiri" style:font-weight-complex="bold"/>
    </style:style>
    <style:style style:name="T18" style:family="text">
      <style:text-properties style:font-name="Amiri" fo:font-weight="bold" officeooo:rsid="0005a936" style:font-weight-asian="bold" style:font-name-complex="Amiri" style:font-weight-complex="bold"/>
    </style:style>
    <style:style style:name="T19" style:family="text">
      <style:text-properties style:font-name="Amiri" fo:font-weight="bold" officeooo:rsid="0005ca0e" style:font-weight-asian="bold" style:font-name-complex="Amiri" style:font-weight-complex="bold"/>
    </style:style>
    <style:style style:name="T20" style:family="text">
      <style:text-properties style:font-name="Amiri" fo:font-weight="bold" officeooo:rsid="0006aa0a" style:font-weight-asian="bold" style:font-name-complex="Amiri" style:font-weight-complex="bold"/>
    </style:style>
    <style:style style:name="T21" style:family="text">
      <style:text-properties style:font-name="Amiri" fo:font-weight="bold" officeooo:rsid="000bf96f" style:font-weight-asian="bold" style:font-name-complex="Amiri" style:font-weight-complex="bold"/>
    </style:style>
    <style:style style:name="T22" style:family="text">
      <style:text-properties style:font-name="Amiri" fo:font-weight="bold" officeooo:rsid="000dcb2b" style:font-weight-asian="bold" style:font-name-complex="Amiri" style:font-weight-complex="bold"/>
    </style:style>
    <style:style style:name="T23" style:family="text">
      <style:text-properties style:font-name="Amiri" fo:font-weight="bold" officeooo:rsid="000dfce0" style:font-weight-asian="bold" style:font-name-complex="Amiri" style:font-weight-complex="bold"/>
    </style:style>
    <style:style style:name="T24" style:family="text">
      <style:text-properties style:font-name="Amiri" style:text-underline-style="solid" style:text-underline-width="auto" style:text-underline-color="font-color" officeooo:rsid="000dcb2b" style:font-name-complex="Amiri"/>
    </style:style>
    <style:style style:name="T25" style:family="text">
      <style:text-properties style:font-name="Amiri" style:text-underline-style="solid" style:text-underline-width="auto" style:text-underline-color="font-color" fo:font-weight="bold" officeooo:rsid="000dcb2b" style:font-weight-asian="bold" style:font-name-complex="Amiri" style:font-weight-complex="bold"/>
    </style:style>
    <style:style style:name="T26" style:family="text">
      <style:text-properties style:font-name="Amiri" style:text-underline-style="solid" style:text-underline-width="auto" style:text-underline-color="font-color" fo:font-weight="normal" officeooo:rsid="000dcb2b" style:font-weight-asian="normal" style:font-name-complex="Amiri" style:font-weight-complex="normal"/>
    </style:style>
    <style:style style:name="T27" style:family="text">
      <style:text-properties style:font-name="Amiri" style:text-underline-style="none" fo:font-weight="normal" officeooo:rsid="000dcb2b" style:font-weight-asian="normal" style:font-name-complex="Amiri" style:font-weight-complex="normal"/>
    </style:style>
    <style:style style:name="T28" style:family="text">
      <style:text-properties style:text-position="10% 100%" style:font-name="Amiri" style:text-underline-style="solid" style:text-underline-width="auto" style:text-underline-color="font-color" officeooo:rsid="000dcb2b" style:font-name-complex="Amiri"/>
    </style:style>
    <style:style style:name="T29" style:family="text">
      <style:text-properties officeooo:rsid="001438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20">ڤراتورن 0 - ايکوت ترما ديسکورد</text:p>
      <text:p text:style-name="P9"/>
      <text:p text:style-name="P9">سيلا باچ ترما ڤرخيدمتن ديسکورد دان ايکوت ڤراتورن يڠ دڽاتاکن⹁ اي بوليه دجومڤاٴي دسين:</text:p>
      <text:p text:style-name="P9">https://discord.com/terms</text:p>
      <text:p text:style-name="P9">(بهاس ايڠݢريس سهاج بوات ماس اين)</text:p>
      <text:p text:style-name="P9"/>
      <text:p text:style-name="P9">سکيراڽ اندا تيدق برستوجو دڠن ترما ترسبوت⹁ اندا ڤاتوت کلوار درڤد ديسکورد سکارڠ جوݢ. اندا مستي برستوجو دڠنڽ اونتوق مڠݢوناکن ديسکورد ايت سنديري⹁ اڤاته لاݢي اونتوق مڽرتاٴي ڤلاين اين.</text:p>
      <text:p text:style-name="P9"/>
      <text:p text:style-name="P9">جک اندا برستوجو دڠن ترما ترسبوت دان ايڠين تروسکن⹁ سالين دان تمڤل توليسن دباوه:</text:p>
      <text:p text:style-name="P9"/>
      <text:p text:style-name="P37">&lt;random 128 character text&gt;</text:p>
      <text:p text:style-name="P9"/>
      <text:p text:style-name="P31"/>
      <text:p text:style-name="P1"><text:span text:style-name="T16">ڤراتورن </text:span><text:span text:style-name="T17">1</text:span><text:span text:style-name="T16"> - </text:span><text:span text:style-name="T17">سيلا</text:span><text:span text:style-name="T16"> </text:span><text:span text:style-name="T18">حرمت</text:span><text:span text:style-name="T16"> </text:span><text:span text:style-name="T18">سسام کيت</text:span></text:p>
      <text:p text:style-name="P10"/>
      <text:p text:style-name="P1"><text:span text:style-name="T6">سيلا </text:span><text:span text:style-name="T7">حرمت سسام کيت. جک سسأورڠ سوروه اندا برهنتي ممبوات سسواتو کڤدڽ⹁ ماک برهنتيله.</text:span></text:p>
      <text:p text:style-name="P22"/>
      <text:p text:style-name="P2"><text:span text:style-name="T1">سيلا امبيل ڤرهاتين بهاوا ڤلاين اين سبواه ڤلاين برفيکيرن تربوک⹁ جک اندا تيدق منريما ڤرکارا سڤرتي ايلجيبيتي⹁ کبيبسن براݢام⹁ کبيبسن برسوارا⹁ کبيبسن کهيدوڤن⹁ ماک سيلا تيڠݢلکن ڤلاين اين⹁ </text:span><text:span text:style-name="T2">کامي تيدق ڤرلوکن اورڠ برفيکيرن ترتوتوڤ اونتوق مڠنچم مينوريتي دسيني.</text:span></text:p>
      <text:p text:style-name="P23"/>
      <text:p text:style-name="P23">امبيل ڤرهاتين بهاوا منريما تيدق سام دڠن مڽوکوڠ⹁ تق اڤ کالاو تق سوکوڠ ايلجيبيتي⹁ تتاڤي اندا مستي منريما ايلجيبيتي سباݢاي سبهاݢين درڤد کهيدوڤن بياسا اورڠ لاٴين.</text:p>
      <text:p text:style-name="P10"/>
      <text:p text:style-name="P10">جک اندا برستوجو دڠن ترما ترسبوت دان ايڠين تروسکن⹁ سالين دان تمڤل توليسن دباوه:</text:p>
      <text:p text:style-name="P10"/>
      <text:p text:style-name="P25">&lt;random 128 character text&gt;</text:p>
      <text:p text:style-name="P10"/>
      <text:p text:style-name="P32"/>
      <text:p text:style-name="P2"><text:span text:style-name="T16">ڤراتورن </text:span><text:span text:style-name="T19">2</text:span><text:span text:style-name="T16"> - </text:span><text:span text:style-name="T19">جاڠن ساله ݢونا</text:span></text:p>
      <text:p text:style-name="P11"/>
      <text:p text:style-name="P2"><text:span text:style-name="T8">جاڠن</text:span><text:span text:style-name="T6"> </text:span><text:span text:style-name="T8">ساله ݢونا ڤلاين اونتوق کݢوناٴن ڤريبادي⹁ اتاو مڠݢڠݢو ڤڠݢونا لاٴين⹁ تراوتاماڽ اونتوق توجوان:</text:span></text:p>
      <text:p text:style-name="P2"><text:span text:style-name="T7">- </text:span><text:span text:style-name="T8">مڽيبرکن ميسيج \ کات٢ کبنچين</text:span></text:p>
      <text:p text:style-name="P23">- مڽيبرکن ايديولوݢي برفيکيرن ترتوتوڤ</text:p>
      <text:p text:style-name="P23">- مڽيبرکن معلومت ڤلسو (سيلا ڽاتاکن سومبر اڤابيلا مڠڤوس بريتا)</text:p>
      <text:p text:style-name="P23">- مڽالهݢوناکن ڤيڠ ‎@everyone اتاو ‎@here</text:p>
      <text:p text:style-name="P23">- مڽالهݢوناکن ڤرينته \ سيمبڠ \ ميسيج \ بنمن دڠن مڠسڤم مريک</text:p>
      <text:p text:style-name="P23">- مڠترول سچارا برلبيهن</text:p>
      <text:p text:style-name="P23">- مڠوݢوت ڤڠݢونا لاٴين مڠݢوناکن کندوڠن يڠ مريک ڤرنه ڤوسکن (تق کيرا کندوڠن ايت دري سيني اتاو دري ڤلتفورم لاٴين)</text:p>
      <text:p text:style-name="P23">- مڽامر سسياڤا ساج ترماسوقله تتاڤي تيدق ترحد کڤد مڽامر سباݢاي ڤنتدبير دان مودراتور</text:p>
      <text:p text:style-name="P11"/>
      <text:p text:style-name="P11">جک اندا برستوجو دڠن ترما ترسبوت دان ايڠين تروسکن⹁ سالين دان تمڤل توليسن دباوه:</text:p>
      <text:p text:style-name="P11"/>
      <text:p text:style-name="P29">&lt;random 128 character text&gt;</text:p>
      <text:p text:style-name="P11"/>
      <text:p text:style-name="P33"/>
      <text:p text:style-name="P3"><text:span text:style-name="T16">ڤراتورن </text:span><text:span text:style-name="T20">3</text:span><text:span text:style-name="T16"> - </text:span><text:span text:style-name="T19">جاڠن </text:span><text:span text:style-name="T20">هنتر لوچه دسيمبڠ اوتام</text:span></text:p>
      <text:p text:style-name="P12"/>
      <text:p text:style-name="P4"><text:span text:style-name="T8">جاڠن</text:span><text:span text:style-name="T6"> </text:span><text:span text:style-name="T9">هنتر بندا لوچه دسيمبڠ اوتام⹁ والاوڤون دالم سڤوٴيلر \ بيبيرن. تاهڤ لوچه دڤلاين اين اياله ڤنمڤيلن سيکسوال. اين برمعنا اندا تيدق بوليه مڠهنتر ݢمبر \ ميسيج چچاٴير ڤرانقن </text:span><text:span text:style-name="T15">(ايايت اٴير ماني⹁ ليليهن فرج⹁ اتاو چچاٴير ايجاکولاسي يڠ لاٴينڽ)</text:span><text:span text:style-name="T9">⹁ ڤوتيڠ بواه دادا تيدق برتوتوڤ⹁ </text:span><text:span text:style-name="T10">فرج تيدق برتوتوڤ⹁ ذکر تيدق برتوتوڤ⹁ سبارڠ بايڠن بنتوق فرج اتاو ذکر <text:s/></text:span><text:span text:style-name="T11">اتاو ڤوتيڠ بواه دادا</text:span><text:span text:style-name="T10">⹁ دان موک اهيݢاٴو.</text:span><text:span text:style-name="T8"><text:line-break/></text:span></text:p>
      <text:p text:style-name="P16">اندا ماسيه بوليه مڠهنتر ݢمبر کوليت تردده⹁ چونتوهڽ ڤرمڤوان ڤاکاي بيکيني اتاو جيستريڠ سلاݢي مان ڤوتيڠ بواه دادا دان فرج ماسيه دتوتوڤ دان تيدق منمڤقکن بنتوق⹁ اتاو للاکي برسلوار ڤينديق اتاو برسلوار دالم سلاݢي مان ذکر ماسيه دتوتوڤ دان تيدق منمڤقکن بنتوق⁏ اصلکن اي تيدق ممڤوڽاٴي کندوڠن سيکسوال لاٴين⹁ سڤرتي چچاٴير ڤرانقن⹁ دالم ݢمبر يڠ سام.</text:p>
      <text:p text:style-name="P16"/>
      <text:p text:style-name="P16">ڤنمڤقن بواه دادا سنديري تيدق دلارڠ⹁ تتاڤي ڤوتيڠ مستيله دتوتوڤ. ڤراتورن اين دݢوناڤاکاي دسموا سالورن⹁ کامي اد سالورن بربيذا اونتوق کندوڠن لوچه يڠ دکونچي اونتوق اورڠ يڠ تله دساريڠ سهاج.</text:p>
      <text:p text:style-name="P17"/>
      <text:p text:style-name="P12">جک اندا برستوجو دڠن ترما ترسبوت دان ايڠين تروسکن⹁ سالين دان تمڤل توليسن دباوه:</text:p>
      <text:p text:style-name="P12"/>
      <text:p text:style-name="P30">&lt;random 128 character text&gt;</text:p>
      <text:p text:style-name="P12"/>
      <text:p text:style-name="P34"/>
      <text:p text:style-name="P5"><text:span text:style-name="T16">ڤراتورن </text:span><text:span text:style-name="T21">4</text:span><text:span text:style-name="T16"> - </text:span><text:span text:style-name="T21">ݢونا</text:span><text:span text:style-name="T19"> </text:span><text:span text:style-name="T21">سالورن</text:span><text:span text:style-name="T20"> </text:span><text:span text:style-name="T21">مڠيکوت</text:span><text:span text:style-name="T20"> </text:span><text:span text:style-name="T21">توجوان</text:span></text:p>
      <text:p text:style-name="P13"/>
      <text:p text:style-name="P19">ݢونا سالورن مڠيکوت توجوان⹁ جاڠن توليس سسواتو يڠ تيدق برکاٴيتن دڠن سالورن يڠ اندا ݢوناکن. توجوان سالورن سمواڽ دتوليس دسيمبڠ دسمت دان کترڠن سالورن⹁ باچ دهولو سبلوم منوليس اڤ٢ دسالورن ترسبوت.</text:p>
      <text:p text:style-name="P18"/>
      <text:p text:style-name="P13">جک اندا برستوجو دڠن ترما ترسبوت دان ايڠين تروسکن⹁ سالين دان تمڤل توليسن دباوه:</text:p>
      <text:p text:style-name="P13"/>
      <text:p text:style-name="P26">&lt;random 128 character text&gt;</text:p>
      <text:p text:style-name="P13"/>
      <text:p text:style-name="P34"/>
      <text:p text:style-name="P5"><text:span text:style-name="T16">ڤراتورن </text:span><text:span text:style-name="T21">5</text:span><text:span text:style-name="T16"> - </text:span><text:span text:style-name="T21">ڤڠحدن</text:span><text:span text:style-name="T19"> </text:span><text:span text:style-name="T21">بهاس</text:span></text:p>
      <text:p text:style-name="P13"/>
      <text:p text:style-name="P19">ساي هاڽ بنرکن بهاس برايکوت دڤلاين اين:</text:p>
      <text:p text:style-name="P5"><text:span text:style-name="T12">- بهاس ملايو (سموا لغت - دالم توليسن رومي⹁ جاوي⹁ رجڠ دان بريڠين سهاج)<text:line-break/>- بهاس ايڠݢريس (سموا لغت - دالم توليسن رومي سهاج)<text:line-break/>- بهاس چينا (مندارين سهاج - دالم توليسن چينا ريڠکس دان چينا تراديسيونل سهاج)<text:line-break/>- بهاس جڤون (لغت ڤياواي سهاج - دالم توليسن هيراݢان⹁ کاتاکان دان کنجي سهاج)<text:line-break/>- بهاس ايندونيسيا (لغت ڤياواي سهاج - دالم توليسن رومي⹁ ڤيݢون⹁ رجڠ دان بريڠين سهاج)</text:span><text:span text:style-name="T8"><text:line-break/></text:span></text:p>
      <text:p text:style-name="P21">حال اين کران ساي هاڽ مماهمي بهاس يڠ دڽاتاکن دان ساي جوݢ ڤرلو مڠاول سيمبڠ دڤلاين اين.</text:p>
      <text:p text:style-name="P8"><text:span text:style-name="T8"><text:line-break/></text:span><text:span text:style-name="T6">جک اندا برستوجو دڠن ترما ترسبوت دان ايڠين تروسکن⹁ سالين دان تمڤل توليسن دباوه:</text:span></text:p>
      <text:p text:style-name="P13"/>
      <text:p text:style-name="P26">&lt;random 128 character text&gt;</text:p>
      <text:p text:style-name="P13"/>
      <text:p text:style-name="P34"/>
      <text:p text:style-name="P5"><text:span text:style-name="T16">ڤراتورن </text:span><text:span text:style-name="T21">6</text:span><text:span text:style-name="T16"> - </text:span><text:span text:style-name="T21">تندا</text:span><text:span text:style-name="T19"> </text:span><text:span text:style-name="T21">سڤوٴيلر \ بيبيرن دالم 3 بولن تايڠن</text:span></text:p>
      <text:p text:style-name="P13"/>
      <text:p text:style-name="P19">جک اندا ايڠين بينچڠ سسواتو يڠ بارو ساج دتربيتکن دنݢارا اصلڽ⹁ سيلا تندا سڤوٴيلر \ بيبيرن. ”بارو‟ دسيني مروجوق کڤد تيمڤوه ماس تيݢ بولن دري تاريخ تربيتن عام دنݢارا اصل.<text:line-break/><text:line-break/>سکيراڽ سسواتو بارو دتربيتکن دنݢارا اندا اڤابيلا اي سوده ڤون لبيه تيݢ بولن دنݢارا اصل⹁ اي تيدق ڤرلو دتندا سڤوٴيلر \ بيبيرن. کامي تيدق بوليه مڠمبيل کيرا تربيتن دستياڤ سبواه نݢارا يڠ برلاٴينن.<text:line-break/><text:line-break/>تربيتن ترجمهن يڠ ممڤوڽاٴي کونتيک‌س برلاٴينن اکن دکيرا سچارا براسيڠن⹁ چونتوهڽ جک اليه سوارا بهاس ملايو باݢي انيمي جڤون بارو دتربيتکن سدڠکن انيمي اصل سوده ڤون دتربيتکن دالم بهاس جڤون ملبيهي تيݢ بولن⹁ ماک جالن چريتا عام تيدق ڤرلو دتندا سڤوٴيلر \ بيبيرن⹁ تتاڤي ڤربينچڠن برکاٴيتن دڠن ترجمهن ايت سنديري ڤرلو دتندا سڤوٴيلر \ بيبيرن⹁ چونتوهڽ کريتيکن ڤلاکون سوارا⹁ کتڤتن ترجمهن⹁ ڤناڤيسن دالم ۏرسي ترجمهن⹁ دان لاٴين٢. بݢيتو جوݢ حلڽ دڠن ترجمهن بهاس ايڠݢريس باݢي منݢ بهاس جڤون⹁ دان سبارڠ ترجمهن بهاس لاٴين باݢي مان٢ ميديا يڠ لاٴينڽ.</text:p>
      <text:p text:style-name="P5"><text:span text:style-name="T8"><text:line-break/></text:span><text:span text:style-name="T6">جک اندا برستوجو دڠن ترما ترسبوت دان ايڠين تروسکن⹁ سالين دان تمڤل توليسن دباوه:</text:span></text:p>
      <text:p text:style-name="P13"/>
      <text:p text:style-name="P26">&lt;random 128 character text&gt;</text:p>
      <text:p text:style-name="P13"/>
      <text:p text:style-name="P35"/>
      <text:p text:style-name="P6"><text:span text:style-name="T16">ڤراتورن </text:span><text:span text:style-name="T22">7</text:span><text:span text:style-name="T16"> - </text:span><text:span text:style-name="T22">کاول</text:span><text:span text:style-name="T19"> </text:span><text:span text:style-name="T22">ڤروموسي اندا</text:span></text:p>
      <text:p text:style-name="P14"/>
      <text:p text:style-name="P6"><text:span text:style-name="T12">س</text:span><text:span text:style-name="T13">اي تق لارڠ اندا برکوڠسي اڤ٢ يڠ اندا بوات⹁ سلاݢي مان اي دکوڠسيکن دسالورن يڠ بتول⹁ دان هاڽ ڤوس سکالي سهاج. جاڠن اشيق اولڠ ڤوس بندا سام يڠ اندا بوات باڽق کالي. اندا بوليه ڤوس بندا برلاٴينن يڠ اندا بوات سباڽق ساتو کالي باݢي ستياڤ ساتو بندا ترسبوت.</text:span></text:p>
      <text:p text:style-name="P6"><text:span text:style-name="T8"><text:line-break/></text:span><text:span text:style-name="T6">جک اندا برستوجو دڠن ترما ترسبوت دان ايڠين تروسکن⹁ سالين دان تمڤل توليسن دباوه:</text:span></text:p>
      <text:p text:style-name="P14"/>
      <text:p text:style-name="P27">&lt;random 128 character text&gt;</text:p>
      <text:p text:style-name="P14"/>
      <text:p text:style-name="P35"/>
      <text:p text:style-name="P6"><text:span text:style-name="T16">ڤراتورن </text:span><text:span text:style-name="T22">8</text:span><text:span text:style-name="T16"> - </text:span><text:span text:style-name="T22">جاݢ</text:span><text:span text:style-name="T19"> </text:span><text:span text:style-name="T22">ديري اندا</text:span></text:p>
      <text:p text:style-name="P14"/>
      <text:p text:style-name="P6"><text:span text:style-name="T12">س</text:span><text:span text:style-name="T13">اي تيدق ملارڠ اندا برکوڠسي معلومت ڤريبادي اندا سنديري⹁ اتاو ݢمبر سيکسوال اتاو بوݢيل اندا سنديري دسالورن </text:span><text:span text:style-name="T8">NSFW</text:span><text:span text:style-name="T13">⹁ کران ساي مڠحرمتي حق اندا اونتوق برکوڠسي⹁ </text:span><text:span text:style-name="T24">تتا</text:span><text:span text:style-name="T28">ڤي</text:span><text:span text:style-name="T24"> سا</text:span><text:span text:style-name="T28">ي</text:span><text:span text:style-name="T24"> ساڠتله </text:span><text:span text:style-name="T25">تيدق</text:span><text:span text:style-name="T26"> مڠݢالقکن اندا بربوات سدميکيان</text:span><text:span text:style-name="T27">. اين دمي منجاݢ ديري اندا درڤد دأوݢوت دکموديان هاري دڤلاين اتاو ڤلتفورم يڠ لاٴين!</text:span><text:span text:style-name="T8"><text:line-break/><text:line-break/></text:span><text:span text:style-name="T6">جک اندا برستوجو دڠن ترما ترسبوت دان ايڠين تروسکن⹁ سالين دان تمڤل توليسن دباوه:</text:span></text:p>
      <text:p text:style-name="P14"/>
      <text:p text:style-name="P27">&lt;random 128 character text&gt;</text:p>
      <text:p text:style-name="P14"/>
      <text:p text:style-name="P36"/>
      <text:p text:style-name="P7"><text:span text:style-name="T16">ڤراتورن </text:span><text:span text:style-name="T23">9</text:span><text:span text:style-name="T16"> - </text:span><text:span text:style-name="T23">سمواڽ</text:span><text:span text:style-name="T19"> </text:span><text:span text:style-name="T23">دلوݢکن</text:span></text:p>
      <text:p text:style-name="P15"/>
      <text:p text:style-name="P7"><text:span text:style-name="T14">دڠن مڽرتاٴي ڤلاين اين⹁ اندا برستوجو بهاوا سݢال سيمبڠ اندا دلوݢکن⹁ دان سبارڠ سونتيڠن اتاو ڤمادمن يڠ اندا بوات جوݢ دلوݢکن سچارا براسيڠن اونتوق توجوان مودراسي. اندا جوݢ برستوجو بهاوا سسياڤا سهاج ترماسوق اندا سنديري بوليه منڠکڤ لاير سبارڠ سيمبڠ يڠ اندا توليسکن دسيني⹁ مڽيمڤن سبارڠ فاٴيل يڠ اندا هنترکن کسيني⹁ مراکم سبارڠ سيسي سوارا \ ڤنتس \ ۏيديو يڠ اندا سرتاٴي دسيني. اين ڤلاين عوام يڠ سسياڤا سهاج بوليه سرتاٴي اصلکن مڠيکوت ڤراتورن ڤلاين دان ترما ڤرخيدمتن ديسکورد⹁ جادي اندا ڤاتوت اڠݢڤ اي سام سڤرتي اينترنيت يڠ لواس.</text:span><text:span text:style-name="T8"><text:line-break/><text:line-break/></text:span><text:span text:style-name="T6">جک اندا برستوجو دڠن ترما ترسبوت دان ايڠين تروسکن⹁ سالين دان تمڤل توليسن دباوه:</text:span></text:p>
      <text:p text:style-name="P15"/>
      <text:p text:style-name="P28">&lt;random 128 character text&gt;</text:p>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Andale Mono WT', 'Andale Mono', 'Lucida Console', 'Lucida Sans Typewriter', 'DejaVu Sans Mono', 'Bitstream Vera Sans Mono', 'Liberation Mono', 'Nimbus Mono L', Monaco, 'Courier New', Courier, monospace"/>
    <style:font-face style:name="Tahoma1" svg:font-family="Tahoma" style:font-family-generic="swiss"/>
    <style:font-face style:name="Liberation Mono" svg:font-family="'Liberation Mono'" style:font-family-generic="modern" style:font-pitch="fixed"/>
    <style:font-face style:name="ＭＳ ゴシック" svg:font-family="'ＭＳ ゴシック'" style:font-family-generic="modern" style:font-pitch="fixed"/>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Rejang" svg:font-family="'Noto Sans Rejang'" style:font-family-generic="swiss" style:font-pitch="variable"/>
    <style:font-face style:name="Noto Serif CJK JP" svg:font-family="'Noto Serif CJK JP'"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MY" style:letter-kerning="true" style:font-name-asian="Noto Serif CJK JP" style:font-size-asian="10.5pt" style:language-asian="ja" style:country-asian="JP"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MY" style:letter-kerning="true" style:font-name-asian="Noto Serif CJK JP" style:font-size-asian="10.5pt" style:language-asian="ja" style:country-asian="JP"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88cm" fo:margin-right="3.009cm" fo:background-color="#000000" style:writing-mode="rl-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000000" draw:opacity="100%"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1T18:14:39.673000000</meta:creation-date>
    <dc:date>2021-09-20T01:13:25.868000000</dc:date>
    <meta:editing-duration>PT2H11M27S</meta:editing-duration>
    <meta:editing-cycles>8</meta:editing-cycles>
    <meta:generator>LibreOffice/7.1.4.2$Windows_X86_64 LibreOffice_project/a529a4fab45b75fefc5b6226684193eb000654f6</meta:generator>
    <meta:document-statistic meta:table-count="0" meta:image-count="0" meta:object-count="0" meta:page-count="10" meta:paragraph-count="55" meta:word-count="1074" meta:character-count="6180" meta:non-whitespace-character-count="5153"/>
  </office:meta>
</office:document-meta>
</file>